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>
            <text:p>菜</text:p>
          </table:table-cell>
          <table:table-cell table:number-columns-repeated="3"/>
          <table:table-cell office:value-type="string">
            <text:p>菜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25.5">
            <text:p>25.5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25.5">
            <text:p>25.5</text:p>
          </table:table-cell>
          <table:table-cell/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225">
            <text:p>2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162">
            <text:p>162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float" office:value="410">
            <text:p>410</text:p>
          </table:table-cell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283">
            <text:p>283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10200">
            <text:p>10200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10200">
            <text:p>10200</text:p>
          </table:table-cell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112.5">
            <text:p>112.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12.5">
            <text:p>112.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float" office:value="235">
            <text:p>235</text:p>
          </table:table-cell>
          <table:table-cell/>
          <table:table-cell office:value-type="float" office:value="117">
            <text:p>117</text:p>
          </table:table-cell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number-columns-repeated="3"/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office:value-type="float" office:value="52.8">
            <text:p>52.8</text:p>
          </table:table-cell>
          <table:table-cell table:number-columns-repeated="3"/>
          <table:table-cell office:value-type="float" office:value="52.8">
            <text:p>52.8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number-columns-repeated="3"/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table:number-columns-repeated="3"/>
          <table:table-cell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float" office:value="2460">
            <text:p>2460</text:p>
          </table:table-cell>
          <table:table-cell table:number-columns-repeated="3"/>
          <table:table-cell office:value-type="float" office:value="2460">
            <text:p>2460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number-columns-repeated="3"/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50.4">
            <text:p>50.4</text:p>
          </table:table-cell>
          <table:table-cell table:number-columns-repeated="3"/>
          <table:table-cell office:value-type="float" office:value="50.4">
            <text:p>50.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24.5">
            <text:p>24.5</text:p>
          </table:table-cell>
          <table:table-cell table:number-columns-repeated="3"/>
          <table:table-cell office:value-type="float" office:value="24.5">
            <text:p>24.5</text:p>
          </table:table-cell>
          <table:table-cell table:number-columns-repeated="3"/>
        </table:table-row>
        <table:table-row table:style-name="ro1">
          <table:table-cell office:value-type="float" office:value="11.5">
            <text:p>11.5</text:p>
          </table:table-cell>
          <table:table-cell table:number-columns-repeated="3"/>
          <table:table-cell office:value-type="float" office:value="11.5">
            <text:p>11.5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number-columns-repeated="3"/>
          <table:table-cell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number-columns-repeated="3"/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1450">
            <text:p>1450</text:p>
          </table:table-cell>
          <table:table-cell table:number-columns-repeated="3"/>
          <table:table-cell office:value-type="float" office:value="1450">
            <text:p>145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014">
            <text:p>1014</text:p>
          </table:table-cell>
          <table:table-cell table:number-columns-repeated="3"/>
          <table:table-cell office:value-type="float" office:value="1014">
            <text:p>101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3342">
            <text:p>3342</text:p>
          </table:table-cell>
          <table:table-cell table:number-columns-repeated="3"/>
          <table:table-cell office:value-type="float" office:value="3342">
            <text:p>3342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table:number-columns-repeated="3"/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1470">
            <text:p>1470</text:p>
          </table:table-cell>
          <table:table-cell table:number-columns-repeated="3"/>
          <table:table-cell office:value-type="float" office:value="1470">
            <text:p>1470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number-columns-repeated="3"/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10">
            <text:p>410</text:p>
          </table:table-cell>
          <table:table-cell table:number-columns-repeated="3"/>
          <table:table-cell office:value-type="float" office:value="410">
            <text:p>41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1509">
            <text:p>1509</text:p>
          </table:table-cell>
          <table:table-cell table:number-columns-repeated="3"/>
          <table:table-cell office:value-type="float" office:value="1509">
            <text:p>1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number-columns-repeated="3"/>
          <table:table-cell office:value-type="float" office:value="5000">
            <text:p>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number-columns-repeated="3"/>
          <table:table-cell office:value-type="float" office:value="5000">
            <text:p>500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26.5">
            <text:p>826.5</text:p>
          </table:table-cell>
          <table:table-cell table:number-columns-repeated="6"/>
        </table:table-row>
        <table:table-row table:style-name="ro1">
          <table:table-cell office:value-type="float" office:value="22.5">
            <text:p>22.5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table:formula="of:=SUM([.A2:.A69])" office:value-type="float" office:value="25301.2">
            <text:p>25301.2</text:p>
          </table:table-cell>
          <table:table-cell table:formula="of:=SUM([.B2:.B69])" office:value-type="float" office:value="30841.5">
            <text:p>30841.5</text:p>
          </table:table-cell>
          <table:table-cell table:formula="of:=SUM([.C2:.C66])" office:value-type="float" office:value="2315.5">
            <text:p>2315.5</text:p>
          </table:table-cell>
          <table:table-cell table:formula="of:=[.B70]-[.A70]-[.C70]" office:value-type="float" office:value="3224.8">
            <text:p>3224.8</text:p>
          </table:table-cell>
          <table:table-cell table:formula="of:=SUM([.E2:.E66])" office:value-type="float" office:value="25184.7">
            <text:p>25184.7</text:p>
          </table:table-cell>
          <table:table-cell table:formula="of:=SUM([.F2:.F66])" office:value-type="float" office:value="30015">
            <text:p>30015</text:p>
          </table:table-cell>
          <table:table-cell table:formula="of:=SUM([.G1:.G66])" office:value-type="float" office:value="2057.5">
            <text:p>2057.5</text:p>
          </table:table-cell>
          <table:table-cell table:formula="of:=[.F70]-[.E70]-[.G70]" office:value-type="float" office:value="2772.8">
            <text:p>2772.8</text:p>
          </table:table-cell>
        </table:table-row>
        <table:table-row table:style-name="ro1" table:number-rows-repeated="104850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00/00/00</text:date>, <text:time style:data-style-name="N2" text:time-value="0000-00-00T19:07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8-29T21:03:13</meta:creation-date>
    <dc:date>2014-09-02T19:12:03</dc:date>
    <dc:creator>root </dc:creator>
    <meta:editing-duration>PT9M41S</meta:editing-duration>
    <meta:editing-cycles>4</meta:editing-cycles>
    <meta:generator>LibreOffice/4.0.4.2$Linux_x86 LibreOffice_project/400m0$Build-2</meta:generator>
    <meta:document-statistic meta:table-count="1" meta:cell-count="178" meta:object-count="0"/>
  </office:meta>
</office:document-meta>
</file>